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99bcd" officeooo:paragraph-rsid="00099bcd"/>
    </style:style>
    <style:style style:name="P2" style:family="paragraph" style:parent-style-name="Standard">
      <style:paragraph-properties fo:margin-top="0in" fo:margin-bottom="0in" style:contextual-spacing="false"/>
      <style:text-properties style:font-name="Georgia" officeooo:rsid="000af77d" officeooo:paragraph-rsid="000af77d"/>
    </style:style>
    <style:style style:name="P3" style:family="paragraph" style:parent-style-name="Standard">
      <style:paragraph-properties fo:margin-top="0in" fo:margin-bottom="0in" style:contextual-spacing="false" fo:text-align="center" style:justify-single-word="false"/>
      <style:text-properties style:font-name="Georgia" officeooo:rsid="000af77d" officeooo:paragraph-rsid="000af77d"/>
    </style:style>
    <style:style style:name="P4" style:family="paragraph" style:parent-style-name="Standard">
      <style:paragraph-properties fo:margin-top="0in" fo:margin-bottom="0in" style:contextual-spacing="false"/>
      <style:text-properties style:font-name="Georgia" officeooo:rsid="000af77d" officeooo:paragraph-rsid="00123ce3"/>
    </style:style>
    <style:style style:name="P5" style:family="paragraph" style:parent-style-name="Standard">
      <style:paragraph-properties fo:margin-top="0in" fo:margin-bottom="0in" style:contextual-spacing="false" fo:text-align="center" style:justify-single-word="false"/>
      <style:text-properties style:font-name="Georgia" fo:font-style="italic" officeooo:rsid="000af77d" officeooo:paragraph-rsid="000af77d" style:font-style-asian="italic" style:font-style-complex="italic"/>
    </style:style>
    <style:style style:name="P6" style:family="paragraph" style:parent-style-name="Standard">
      <style:paragraph-properties fo:margin-top="0in" fo:margin-bottom="0in" style:contextual-spacing="false" fo:text-align="center" style:justify-single-word="false"/>
      <style:text-properties style:font-name="Georgia" fo:font-weight="bold" officeooo:rsid="000af77d" officeooo:paragraph-rsid="000af77d" style:font-weight-asian="bold" style:font-weight-complex="bold"/>
    </style:style>
    <style:style style:name="P7" style:family="paragraph" style:parent-style-name="Standard">
      <style:paragraph-properties fo:margin-top="0in" fo:margin-bottom="0in" style:contextual-spacing="false" fo:text-align="center" style:justify-single-word="false"/>
      <style:text-properties style:font-name="Georgia" fo:font-size="10pt" officeooo:rsid="000af77d" officeooo:paragraph-rsid="000af77d" style:font-size-asian="10pt" style:font-size-complex="10pt"/>
    </style:style>
    <style:style style:name="P8" style:family="paragraph" style:parent-style-name="Standard">
      <style:paragraph-properties fo:margin-top="0in" fo:margin-bottom="0in" style:contextual-spacing="false" fo:text-align="center" style:justify-single-word="false"/>
      <style:text-properties style:font-name="Georgia" officeooo:rsid="00123ce3" officeooo:paragraph-rsid="00123ce3"/>
    </style:style>
    <style:style style:name="P9" style:family="paragraph" style:parent-style-name="Standard">
      <style:paragraph-properties fo:margin-top="0in" fo:margin-bottom="0in" style:contextual-spacing="false"/>
      <style:text-properties style:font-name="Georgia" officeooo:rsid="00126c16" officeooo:paragraph-rsid="00126c16"/>
    </style:style>
    <style:style style:name="P10" style:family="paragraph" style:parent-style-name="Standard">
      <style:paragraph-properties fo:margin-top="0in" fo:margin-bottom="0in" style:contextual-spacing="false" fo:text-align="center" style:justify-single-word="false"/>
      <style:text-properties style:font-name="Arial" fo:font-size="12pt" officeooo:rsid="0016267c" officeooo:paragraph-rsid="0016267c" style:font-size-asian="12pt" style:font-size-complex="12pt"/>
    </style:style>
    <style:style style:name="P11" style:family="paragraph" style:parent-style-name="Standard">
      <style:paragraph-properties fo:margin-top="0in" fo:margin-bottom="0in" style:contextual-spacing="false" fo:text-align="center" style:justify-single-word="false" fo:break-before="page"/>
      <style:text-properties style:font-name="Arial" fo:font-size="14pt" officeooo:rsid="0017daa2" officeooo:paragraph-rsid="0017daa2" style:font-size-asian="14pt" style:font-size-complex="14pt"/>
    </style:style>
    <style:style style:name="P12" style:family="paragraph" style:parent-style-name="Standard" style:master-page-name="Standard">
      <style:paragraph-properties fo:margin-top="0in" fo:margin-bottom="0in" style:contextual-spacing="false" fo:text-align="center" style:justify-single-word="false" style:page-number="auto"/>
      <style:text-properties style:font-name="Arial" fo:font-size="14pt" officeooo:rsid="00099bcd" officeooo:paragraph-rsid="00099bcd" style:font-size-asian="14pt" style:font-size-complex="14pt"/>
    </style:style>
    <style:style style:name="P13" style:family="paragraph" style:parent-style-name="Standard">
      <style:paragraph-properties fo:margin-top="0in" fo:margin-bottom="0in" style:contextual-spacing="false"/>
      <style:text-properties style:font-name="Georgia" fo:font-size="11pt" officeooo:rsid="00170325" officeooo:paragraph-rsid="00123ce3" style:font-size-asian="11pt" style:font-size-complex="11pt"/>
    </style:style>
    <style:style style:name="P14" style:family="paragraph" style:parent-style-name="Standard">
      <style:paragraph-properties fo:margin-top="0in" fo:margin-bottom="0in" style:contextual-spacing="false"/>
      <style:text-properties style:font-name="Georgia" officeooo:rsid="000af77d" officeooo:paragraph-rsid="00123ce3"/>
    </style:style>
    <style:style style:name="P15" style:family="paragraph" style:parent-style-name="Standard">
      <style:paragraph-properties fo:margin-top="0in" fo:margin-bottom="0in" style:contextual-spacing="false" fo:text-align="center" style:justify-single-word="false"/>
      <style:text-properties fo:font-variant="normal" fo:text-transform="none" style:use-window-font-color="true" style:font-name="Arial" fo:font-size="12pt" fo:letter-spacing="normal" fo:font-style="normal" fo:font-weight="normal" officeooo:rsid="0017daa2" officeooo:paragraph-rsid="0017daa2" style:font-size-asian="12pt" style:font-size-complex="12pt"/>
    </style:style>
    <style:style style:name="P16" style:family="paragraph" style:parent-style-name="Standard">
      <style:paragraph-properties fo:margin-top="0in" fo:margin-bottom="0in" style:contextual-spacing="false" fo:text-align="start" style:justify-single-word="false"/>
      <style:text-properties style:font-name="Arial" fo:font-size="12pt" officeooo:rsid="0017daa2" officeooo:paragraph-rsid="0017daa2" style:font-size-asian="12pt" style:font-size-complex="12pt"/>
    </style:style>
    <style:style style:name="P17" style:family="paragraph" style:parent-style-name="Standard">
      <style:paragraph-properties fo:margin-top="0in" fo:margin-bottom="0in" style:contextual-spacing="false" fo:text-align="center" style:justify-single-word="false"/>
      <style:text-properties style:font-name="Arial" fo:font-size="12pt" officeooo:rsid="0017daa2" officeooo:paragraph-rsid="0017daa2" style:font-size-asian="12pt" style:font-size-complex="12pt"/>
    </style:style>
    <style:style style:name="P18" style:family="paragraph" style:parent-style-name="Standard">
      <style:paragraph-properties fo:margin-top="0in" fo:margin-bottom="0in" style:contextual-spacing="false" fo:text-align="center" style:justify-single-word="false"/>
      <style:text-properties style:font-name="Arial" fo:font-size="12pt" officeooo:rsid="001b9b58" officeooo:paragraph-rsid="001b9b58" style:font-size-asian="12pt" style:font-size-complex="12pt"/>
    </style:style>
    <style:style style:name="P19" style:family="paragraph" style:parent-style-name="Standard">
      <style:paragraph-properties fo:margin-top="0in" fo:margin-bottom="0in" style:contextual-spacing="false" fo:text-align="start" style:justify-single-word="false"/>
      <style:text-properties style:font-name="Arial" fo:font-size="9pt" officeooo:rsid="001b9b58" officeooo:paragraph-rsid="001b9b58" style:font-size-asian="9pt" style:font-size-complex="9pt"/>
    </style:style>
    <style:style style:name="T1" style:family="text">
      <style:text-properties officeooo:rsid="000c8746"/>
    </style:style>
    <style:style style:name="T2" style:family="text">
      <style:text-properties fo:font-size="9pt" style:font-size-asian="9pt" style:font-size-complex="9pt"/>
    </style:style>
    <style:style style:name="T3" style:family="text">
      <style:text-properties fo:font-size="9pt" officeooo:rsid="000fe40d" style:font-size-asian="9pt" style:font-size-complex="9pt"/>
    </style:style>
    <style:style style:name="T4" style:family="text">
      <style:text-properties fo:font-size="9pt" officeooo:rsid="00118119" style:font-size-asian="9pt" style:font-size-complex="9pt"/>
    </style:style>
    <style:style style:name="T5" style:family="text">
      <style:text-properties fo:font-size="9pt" officeooo:rsid="001403f4" style:font-size-asian="9pt" style:font-size-complex="9pt"/>
    </style:style>
    <style:style style:name="T6" style:family="text">
      <style:text-properties officeooo:rsid="00118119"/>
    </style:style>
    <style:style style:name="T7" style:family="text">
      <style:text-properties fo:font-variant="normal" fo:text-transform="none" style:use-window-font-color="true" style:font-name="Georgia" fo:font-size="9pt" fo:letter-spacing="normal" fo:font-style="normal" fo:font-weight="normal" style:font-size-asian="9pt" style:font-size-complex="9pt"/>
    </style:style>
    <style:style style:name="T8" style:family="text">
      <style:text-properties fo:font-variant="normal" fo:text-transform="none" style:use-window-font-color="true" style:font-name="Georgia" fo:font-size="9pt" fo:letter-spacing="normal" fo:font-style="normal" fo:font-weight="normal" officeooo:rsid="0012faa6" style:font-size-asian="9pt" style:font-size-complex="9pt"/>
    </style:style>
    <style:style style:name="T9" style:family="text">
      <style:text-properties fo:font-variant="normal" fo:text-transform="none" style:use-window-font-color="true" style:font-name="Georgia" fo:font-size="9pt" fo:letter-spacing="normal" fo:font-style="normal" fo:font-weight="normal" officeooo:rsid="001b9b58" style:font-size-asian="9pt" style:font-size-complex="9pt"/>
    </style:style>
    <style:style style:name="T10" style:family="text">
      <style:text-properties fo:font-variant="normal" fo:text-transform="none" style:use-window-font-color="true" style:font-name="Georgia" fo:font-size="11pt" fo:letter-spacing="normal" fo:font-style="normal" fo:font-weight="normal" style:font-size-asian="9.60000038146973pt" style:font-size-complex="11pt"/>
    </style:style>
    <style:style style:name="T11" style:family="text">
      <style:text-properties fo:font-variant="normal" fo:text-transform="none" style:use-window-font-color="true" style:font-name="Georgia" fo:font-size="11pt" fo:letter-spacing="normal" fo:font-style="normal" fo:font-weight="normal" officeooo:rsid="0018def0" style:font-size-asian="9.60000038146973pt" style:font-size-complex="11pt"/>
    </style:style>
    <style:style style:name="T12" style:family="text">
      <style:text-properties fo:font-variant="normal" fo:text-transform="none" style:use-window-font-color="true" style:font-name="Georgia" fo:font-size="11pt" fo:letter-spacing="normal" fo:font-style="normal" fo:font-weight="normal" officeooo:rsid="0019fdd1" style:font-size-asian="9.60000038146973pt" style:font-size-complex="11pt"/>
    </style:style>
    <style:style style:name="T13" style:family="text">
      <style:text-properties fo:font-variant="normal" fo:text-transform="none" style:use-window-font-color="true" style:font-name="Georgia" fo:font-size="11pt" fo:letter-spacing="normal" fo:font-style="normal" fo:font-weight="normal" officeooo:rsid="001a4f55" style:font-size-asian="9.60000038146973pt" style:font-size-complex="11pt"/>
    </style:style>
    <style:style style:name="T14" style:family="text">
      <style:text-properties fo:font-variant="normal" fo:text-transform="none" style:use-window-font-color="true" style:font-name="Georgia" fo:font-size="11pt" fo:letter-spacing="normal" fo:font-style="normal" fo:font-weight="normal" officeooo:rsid="001b4466" style:font-size-asian="9.60000038146973pt" style:font-size-complex="11pt"/>
    </style:style>
    <style:style style:name="T15" style:family="text">
      <style:text-properties fo:font-variant="normal" fo:text-transform="none" style:use-window-font-color="true" style:font-name="Georgia" fo:font-size="11pt" fo:letter-spacing="normal" fo:font-style="normal" fo:font-weight="normal" officeooo:rsid="001b9b58" style:font-size-asian="9.60000038146973pt" style:font-size-complex="11pt"/>
    </style:style>
    <style:style style:name="T16" style:family="text">
      <style:text-properties fo:font-variant="normal" fo:text-transform="none" style:use-window-font-color="true" style:font-name="Georgia" fo:font-size="11pt" fo:letter-spacing="normal" fo:font-style="normal" fo:font-weight="normal" officeooo:rsid="002427d4" style:font-size-asian="9.60000038146973pt" style:font-size-complex="11pt"/>
    </style:style>
    <style:style style:name="T17" style:family="text">
      <style:text-properties fo:font-variant="normal" fo:text-transform="none" style:use-window-font-color="true" style:font-name="Georgia" fo:font-size="11pt" fo:letter-spacing="normal" fo:font-style="normal" fo:font-weight="normal" officeooo:rsid="00262353" style:font-size-asian="9.60000038146973pt" style:font-size-complex="11pt"/>
    </style:style>
    <style:style style:name="T18" style:family="text">
      <style:text-properties fo:font-variant="normal" fo:text-transform="none" style:use-window-font-color="true" style:font-name="Georgia" fo:font-size="11pt" fo:letter-spacing="normal" fo:font-style="normal" fo:font-weight="normal" officeooo:rsid="0026efbe" style:font-size-asian="9.60000038146973pt" style:font-size-complex="11pt"/>
    </style:style>
    <style:style style:name="T19" style:family="text">
      <style:text-properties fo:font-variant="normal" fo:text-transform="none" style:use-window-font-color="true" style:font-name="Georgia" fo:font-size="11pt" fo:letter-spacing="normal" fo:font-style="normal" fo:font-weight="normal" officeooo:rsid="00277b80" style:font-size-asian="9.60000038146973pt" style:font-size-complex="11pt"/>
    </style:style>
    <style:style style:name="T20" style:family="text">
      <style:text-properties fo:font-variant="normal" fo:text-transform="none" style:use-window-font-color="true" style:font-name="Georgia" fo:font-size="11pt" fo:letter-spacing="normal" fo:font-style="normal" fo:font-weight="normal" officeooo:rsid="0028e66d" style:font-size-asian="9.60000038146973pt" style:font-size-complex="11pt"/>
    </style:style>
    <style:style style:name="T21" style:family="text">
      <style:text-properties fo:font-variant="normal" fo:text-transform="none" style:use-window-font-color="true" style:font-name="Georgia" fo:font-size="11pt" fo:letter-spacing="normal" fo:font-style="normal" fo:font-weight="normal" officeooo:rsid="002aa394" style:font-size-asian="9.60000038146973pt" style:font-size-complex="11pt"/>
    </style:style>
    <style:style style:name="T22" style:family="text">
      <style:text-properties fo:font-variant="normal" fo:text-transform="none" style:use-window-font-color="true" style:font-name="Georgia" fo:font-size="11pt" fo:letter-spacing="normal" fo:font-style="normal" fo:font-weight="normal" officeooo:rsid="002b46a8" style:font-size-asian="9.60000038146973pt" style:font-size-complex="11pt"/>
    </style:style>
    <style:style style:name="T23" style:family="text">
      <style:text-properties fo:font-variant="normal" fo:text-transform="none" style:use-window-font-color="true" style:font-name="Georgia" fo:font-size="11pt" fo:letter-spacing="normal" fo:font-style="normal" fo:font-weight="normal" officeooo:rsid="002dcda7" style:font-size-asian="9.60000038146973pt" style:font-size-complex="11pt"/>
    </style:style>
    <style:style style:name="T24" style:family="text">
      <style:text-properties fo:font-variant="normal" fo:text-transform="none" style:use-window-font-color="true" style:font-name="Georgia" fo:font-size="11pt" fo:letter-spacing="normal" fo:font-style="normal" fo:font-weight="normal" officeooo:rsid="002e78cb" style:font-size-asian="9.60000038146973pt" style:font-size-complex="11pt"/>
    </style:style>
    <style:style style:name="T25" style:family="text">
      <style:text-properties fo:font-variant="normal" fo:text-transform="none" style:use-window-font-color="true" style:font-name="Georgia" fo:font-size="11pt" fo:letter-spacing="normal" fo:font-style="normal" fo:font-weight="normal" officeooo:rsid="00304e65" style:font-size-asian="9.60000038146973pt" style:font-size-complex="11pt"/>
    </style:style>
    <style:style style:name="T26" style:family="text">
      <style:text-properties fo:font-variant="normal" fo:text-transform="none" style:use-window-font-color="true" style:font-name="Georgia" fo:font-size="11pt" fo:letter-spacing="normal" fo:font-style="normal" fo:font-weight="normal" officeooo:rsid="0031617e" style:font-size-asian="9.60000038146973pt" style:font-size-complex="11pt"/>
    </style:style>
    <style:style style:name="T27" style:family="text">
      <style:text-properties fo:font-variant="normal" fo:text-transform="none" style:use-window-font-color="true" style:font-name="Georgia" fo:letter-spacing="normal" fo:font-style="normal" fo:font-weight="normal"/>
    </style:style>
    <style:style style:name="T28" style:family="text">
      <style:text-properties fo:font-variant="normal" fo:text-transform="none" style:use-window-font-color="true" style:font-name="Georgia" fo:letter-spacing="normal" fo:font-style="normal" fo:font-weight="normal" officeooo:rsid="001f15e6"/>
    </style:style>
    <style:style style:name="T29" style:family="text">
      <style:text-properties fo:font-variant="normal" fo:text-transform="none" style:use-window-font-color="true" style:font-name="Georgia" fo:letter-spacing="normal" fo:font-style="normal" fo:font-weight="normal" officeooo:rsid="0021644c"/>
    </style:style>
    <style:style style:name="T30" style:family="text">
      <style:text-properties fo:font-variant="normal" fo:text-transform="none" style:use-window-font-color="true" style:font-name="Georgia" fo:letter-spacing="normal" fo:font-style="normal" fo:font-weight="normal" officeooo:rsid="00223c01"/>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fo:letter-spacing="normal" fo:font-style="normal" fo:font-weight="normal" officeooo:rsid="0012faa6"/>
    </style:style>
    <style:style style:name="T33" style:family="text">
      <style:text-properties style:font-name="Georgia" fo:font-size="9pt" style:font-size-asian="9pt" style:font-size-complex="9pt"/>
    </style:style>
    <style:style style:name="T34" style:family="text">
      <style:text-properties style:use-window-font-color="true" style:font-name="Georgia" fo:font-size="9pt" style:font-size-asian="9pt" style:font-size-complex="9pt"/>
    </style:style>
    <style:style style:name="T35" style:family="text">
      <style:text-properties fo:font-size="11pt" officeooo:rsid="001403f4" style:font-size-asian="11pt" style:font-size-complex="11pt"/>
    </style:style>
    <style:style style:name="T36" style:family="text">
      <style:text-properties fo:font-size="11pt" officeooo:rsid="00154fe1" style:font-size-asian="11pt" style:font-size-complex="11pt"/>
    </style:style>
    <style:style style:name="T37" style:family="text">
      <style:text-properties fo:font-size="11pt" officeooo:rsid="00170325"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hapter One</text:p>
      <text:p text:style-name="P10">Life Is A Draft</text:p>
      <text:p text:style-name="P1"/>
      <text:p text:style-name="P1"><text:s text:c="5"/>This life is a draft. A possible play for which you end up doing the things you wish you didn't have to or require to. It is but an ordeal which people go through. Everyone begins this life in the same manner and end it in the same way as well.</text:p>
      <text:p text:style-name="P1"/>
      <text:p text:style-name="P6">Making Sense Of The Dream </text:p>
      <text:p text:style-name="P7">by Kyle Eggleston </text:p>
      <text:p text:style-name="P3"/>
      <text:p text:style-name="P5">Had I a dream, I would share it with </text:p>
      <text:p text:style-name="P5">everyone out there in the world </text:p>
      <text:p text:style-name="P5">if but a dream existed </text:p>
      <text:p text:style-name="P5">and there was a world to share <text:span text:style-name="T3">[</text:span><text:span text:style-name="T5">1.</text:span><text:span text:style-name="T3">1]</text:span></text:p>
      <text:p text:style-name="P2"/>
      <text:p text:style-name="P2"><text:s text:c="5"/><text:span text:style-name="T1">Life wants to be made sense of. Dreams are of that method as well. In order to make sense of something you have to be able to take a full look at it all and see what it is all about. If you are unable to do that, there is no point in trying. So you must try. Trying is the first step in anything you attempt to undertake.</text:span></text:p>
      <text:p text:style-name="P2"><text:s text:c="5"/><text:span text:style-name="T6">There are times in this life when you need to make a conscious effort to take a step in the right direction. So many different directions to take in this world and you only have to choose the right path for you. Not every path will lead to happiness, some paths will be just plain wrong and yet you'll still choose those paths.</text:span></text:p>
      <text:p text:style-name="P4"><text:s text:c="5"/><text:span text:style-name="T6">It's not really about what's right and what's wrong though. A path can simply be a path to choose and wander down for a bit. If it isn't the right one for you at the time, you can change directions and choose a </text:span><text:soft-page-break/><text:span text:style-name="T6">different path altogether. This life is meant to be a learning experience. You learn from your mistakes and see all that there is to see so you can do better the next time around. No harm no foul as they say. </text:span><text:span text:style-name="T4">[</text:span><text:span text:style-name="T5">1.</text:span><text:span text:style-name="T4">2] </text:span><text:span text:style-name="T35">Life itself will rarely apologize to you though. So why bother with such nonsense to begin with? </text:span><text:span text:style-name="T36">Because it will eventually matter to you sometime down the road.</text:span></text:p>
      <text:p text:style-name="P4"><text:span text:style-name="T36"><text:s text:c="5"/></text:span><text:span text:style-name="T37">The most important thing to remember about life is, you don't know where it's going. You don't know exactly where it's headed. You could be zipping around left and right and you might never know what's going on until the ride comes to a full stop. Are you prepared for that? Can you handle that? Not everyone can.</text:span></text:p>
      <text:p text:style-name="P13"><text:s text:c="5"/>I've decided to list some of the life lessons I've learned in this life. Maybe it will help you, maybe it won't. Either way? It could do some good.</text:p>
      <text:p text:style-name="P13"/>
      <text:p text:style-name="P8">Notes</text:p>
      <text:p text:style-name="P4"/>
      <text:p text:style-name="P4"><text:span text:style-name="T5">1.</text:span><text:span text:style-name="T3">1: I wasn't sure what this poem meant when I wrote it. I still don't. It just seemed like the right thing to write at the given time in life. So That's all there is to it. I think it fits well with whatever there is to be thinking of.</text:span></text:p>
      <text:p text:style-name="P9"><text:span text:style-name="T5">1.</text:span><text:span text:style-name="T3">2: </text:span><text:span text:style-name="T2">Okay, to this day I still don't know what that even means! I </text:span><text:span text:style-name="T33">could Google it...let's see </text:span><text:span text:style-name="T34">here: “</text:span><text:span text:style-name="T7">Usually used in response to someone's apology to indicate acceptance.” Well that's from Urban Dictionary actually. You know how real people tend to have better explanations for things? Yeah, that's my goto source. So it's an acceptance of an apology. </text:span><text:span text:style-name="T8">That works for me!</text:span></text:p>
      <text:p text:style-name="P11"><text:span text:style-name="T32">C</text:span><text:span text:style-name="T31">hapter Two</text:span></text:p>
      <text:p text:style-name="P15">Lesson 1: Shit Happens</text:p>
      <text:p text:style-name="P17"/>
      <text:p text:style-name="P16"><text:span text:style-name="T10"><text:s text:c="5"/>So it's a rather harsh subtitle for a chapter I agree. But shit does happen. I don't care who you are. </text:span><text:span text:style-name="T11">If you're in this life, and if you're reading this ten to one you are in this life, things will happen that you didn't plan for.</text:span></text:p>
      <text:p text:style-name="P16"><text:span text:style-name="T11"><text:s text:c="5"/></text:span><text:span text:style-name="T12">I suppose you could say that life happens. Maybe that's more of an appropriate thought for this. Life just keeps going whether you asked it to or not.</text:span></text:p>
      <text:p text:style-name="P16"><text:span text:style-name="T12"><text:s text:c="5"/></text:span><text:span text:style-name="T13">And the title is bothering me. Stuff happens, alright? Is that better? Stuff happens and you have to <text:s/>deal with whatever comes along and gets dumped on your plate. It's not always the easiest thing to do and most certainly not the best of options to take care of and deal with. But it happens. I also wasn't suppose to start out the first sentence with 'and' but I did, so what are you going to do about that? It's a no no that I've seen authors do from time to time. I don't even know what the official rule is about that!</text:span></text:p>
      <text:p text:style-name="P16"><text:span text:style-name="T13"><text:s text:c="5"/></text:span><text:span text:style-name="T14">I just Googled what the rules are for that, yeah let's not even get into what happened because I'm pretty certain I got lost in the confusion that was read. So I'm not gonna try and look that up again. Wow! </text:span><text:span text:style-name="T9">[2.1]</text:span></text:p>
      <text:p text:style-name="P16"><text:span text:style-name="T15"><text:s text:c="5"/>So we're living this life. </text:span><text:span text:style-name="T16">Complications come up and what happens? What do we do with that? There are a number of </text:span><text:span text:style-name="T17">options. </text:span><text:span text:style-name="T18">How people react to situations say a lot about them. How people don't react to situations also says a lot about them.</text:span></text:p>
      <text:p text:style-name="P16"><text:span text:style-name="T18"><text:s text:c="5"/>You can either react or not react. Deciding to do nothing and just watching it would go under the not react category, in my opinion. But what do I know </text:span><text:soft-page-break/><text:span text:style-name="T18">about it? It's just a thing. Something that doesn't make a world of sense, but well we're living a life what kind of sense do you actually want from it?</text:span></text:p>
      <text:p text:style-name="P16"><text:span text:style-name="T18"><text:s text:c="5"/></text:span><text:span text:style-name="T19">You can try to avoid it all you want, but you can't. It doesn't matter. Stuff will happen no matter where you go or what you're doing.</text:span></text:p>
      <text:p text:style-name="P16"><text:span text:style-name="T19"><text:s text:c="5"/></text:span><text:span text:style-name="T20">Life carries on regardless </text:span><text:span text:style-name="T21">of what you want to happen. You can wish all you want for x to occur, but y might happen instead. </text:span><text:span text:style-name="T22">There's no other way around it.</text:span></text:p>
      <text:p text:style-name="P16"><text:span text:style-name="T22"><text:s text:c="5"/>Accepting what you cannot change is one of the things you need to deal with. There are so many variables in this life that you alone just cannot change. Don't bother trying if it's beyond your reach, it is beyond your reach for a reason. </text:span><text:span text:style-name="T23">If it comes around later within your grasp? That's fine, you may conquer it at that point in time.</text:span></text:p>
      <text:p text:style-name="P16"><text:span text:style-name="T23"><text:s text:c="5"/></text:span><text:span text:style-name="T24">Sometimes it takes time to be able to finish what you started or what you need to overcome. There isn't a problem with that. </text:span><text:span text:style-name="T25">If you need time, take time. </text:span><text:span text:style-name="T26">It won't destroy you. Some things just need a little extra time in order to complete them.</text:span></text:p>
      <text:p text:style-name="P16"><text:span text:style-name="T22"/></text:p>
      <text:p text:style-name="P18"><text:span text:style-name="T10">Notes</text:span></text:p>
      <text:p text:style-name="P18"/>
      <text:p text:style-name="P19"><text:span text:style-name="T27">2.1: In my own defense the English language is full of rules and complicated things that don't make sense. </text:span><text:span text:style-name="T28">I mean if our own language causes much grief and discomfort, how on earth are we going to even grow and become something better? We argue over the silliest of things! I before E except after C and whatnot. It doesn't matter who you're talking to, the rules are there and they apply only a certain amount of the time, while other rules matter the rest of the time. </text:span><text:span text:style-name="T29">Talk about a complicated mess to work with. </text:span><text:span text:style-name="T30">I think I'd rather come up with my own rules and not worry about anything else regard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5in" fo:page-height="7.9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25T17:00:09.883210176</dc:date>
    <meta:editing-cycles>45</meta:editing-cycles>
    <meta:editing-duration>PT5H57M40S</meta:editing-duration>
    <meta:generator>LibreOffice/4.2.8.2$Linux_X86_64 LibreOffice_project/420m0$Build-2</meta:generator>
    <meta:document-statistic meta:table-count="0" meta:image-count="0" meta:object-count="0" meta:page-count="4" meta:paragraph-count="31" meta:word-count="1154" meta:character-count="6003" meta:non-whitespace-character-count="4794"/>
    <meta:template xlink:type="simple" xlink:actuate="onRequest" xlink:title="Normal.dotm" xlink:href=""/>
  </office:meta>
</office:document-meta>
</file>